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636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2.776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TruePositive</text:p>
          </table:table-cell>
          <table:table-cell table:style-name="ce1" office:value-type="string" calcext:value-type="string">
            <text:p>TrueNegative</text:p>
          </table:table-cell>
          <table:table-cell table:style-name="ce1" office:value-type="string" calcext:value-type="string">
            <text:p>FalsePositive</text:p>
          </table:table-cell>
          <table:table-cell table:style-name="ce1" office:value-type="string" calcext:value-type="string">
            <text:p>FalseNegative</text:p>
          </table:table-cell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_s1_1(1,2,3,4,self);(1,4),(2,3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_s1_1(1,4),(2,3);(1,4),(2,3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_s1_1(2,3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1_1(1,4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1_2 (1,2,4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2_1(1,2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2_2(1,2,self)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ercentages</text:p>
          </table:table-cell>
          <table:table-cell table:style-name="ce1" office:value-type="string" calcext:value-type="string">
            <text:p>TruePositive</text:p>
          </table:table-cell>
          <table:table-cell table:style-name="ce1" office:value-type="string" calcext:value-type="string">
            <text:p>TrueNegative</text:p>
          </table:table-cell>
          <table:table-cell table:style-name="ce1" office:value-type="string" calcext:value-type="string">
            <text:p>FalsePositive</text:p>
          </table:table-cell>
          <table:table-cell table:style-name="ce1" office:value-type="string" calcext:value-type="string">
            <text:p>FalseNegative</text:p>
          </table:table-cell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_s1_1(1,2,3,4,self);(1,4),(2,3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_s1_1(1,4),(2,3);(1,4),(2,3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_s1_1(2,3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1_1(1,4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1_2 (1,2,4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2_1(1,2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2_2(1,2,self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20:36:55.7151242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20:26:41.703285183</meta:creation-date>
    <meta:generator>LibreOffice/4.2.8.2$Linux_X86_64 LibreOffice_project/420m0$Build-2</meta:generator>
    <dc:date>2016-05-11T20:38:01.239131614</dc:date>
    <meta:editing-duration>PT6M28S</meta:editing-duration>
    <meta:editing-cycles>4</meta:editing-cycles>
    <dc:creator>Mansi Goel</dc:creator>
    <meta:document-statistic meta:table-count="1" meta:cell-count="25" meta:object-count="0"/>
  </office:meta>
</office:document-meta>
</file>